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45eb"/>
    </style:style>
    <style:style style:name="P2" style:family="paragraph" style:parent-style-name="Frame_20_contents">
      <style:paragraph-properties fo:text-align="center" style:justify-single-word="false"/>
      <style:text-properties fo:font-size="8pt" officeooo:rsid="000c7323" officeooo:paragraph-rsid="000c7323" style:font-size-asian="8pt" style:font-size-complex="8pt"/>
    </style:style>
    <style:style style:name="P3" style:family="paragraph" style:parent-style-name="Frame_20_contents">
      <style:paragraph-properties fo:text-align="start" style:justify-single-word="false"/>
      <style:text-properties fo:font-size="8pt" officeooo:rsid="000c8be3" officeooo:paragraph-rsid="000c8be3" style:font-size-asian="8pt" style:font-size-complex="8pt"/>
    </style:style>
    <style:style style:name="P4" style:family="paragraph" style:parent-style-name="Frame_20_contents">
      <style:paragraph-properties fo:text-align="center" style:justify-single-word="false"/>
      <style:text-properties officeooo:paragraph-rsid="000c7323"/>
    </style:style>
    <style:style style:name="P5" style:family="paragraph" style:parent-style-name="Standard">
      <style:text-properties fo:font-size="20pt" style:text-underline-style="solid" style:text-underline-width="auto" style:text-underline-color="font-color" fo:font-weight="bold" officeooo:rsid="000a45eb" officeooo:paragraph-rsid="000a45eb" style:font-size-asian="20pt" style:font-weight-asian="bold" style:font-size-complex="20pt" style:font-weight-complex="bold"/>
    </style:style>
    <style:style style:name="P6" style:family="paragraph" style:parent-style-name="Frame_20_contents">
      <style:paragraph-properties fo:text-align="center" style:justify-single-word="false"/>
      <style:text-properties officeooo:paragraph-rsid="000c7323"/>
    </style:style>
    <style:style style:name="P7" style:family="paragraph" style:parent-style-name="Frame_20_contents">
      <style:paragraph-properties fo:text-align="center" style:justify-single-word="false"/>
      <style:text-properties officeooo:paragraph-rsid="000c8be3"/>
    </style:style>
    <style:style style:name="P8" style:family="paragraph" style:parent-style-name="Frame_20_contents">
      <style:paragraph-properties fo:text-align="start" style:justify-single-word="false"/>
      <style:text-properties officeooo:paragraph-rsid="000c8be3"/>
    </style:style>
    <style:style style:name="P9" style:family="paragraph">
      <style:paragraph-properties fo:text-align="center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8pt" officeooo:rsid="000c7323" style:font-size-asian="8pt" style:font-size-complex="8pt"/>
    </style:style>
    <style:style style:name="T2" style:family="text">
      <style:text-properties fo:font-size="8pt" officeooo:rsid="000c8be3" style:font-size-asian="8pt" style:font-size-complex="8pt"/>
    </style:style>
    <style:style style:name="T3" style:family="text">
      <style:text-properties officeooo:rsid="000feb66"/>
    </style:style>
    <style:style style:name="T4" style:family="text">
      <style:text-properties fo:font-size="8pt" style:font-size-asian="8pt" style:font-size-complex="8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fill="none" draw:textarea-horizontal-align="justify" draw:textarea-vertical-align="middle" draw:auto-grow-height="false" fo:min-height="0.2945in" fo:min-width="0.4791in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fill="none" draw:textarea-horizontal-align="justify" draw:textarea-vertical-align="middle" draw:auto-grow-height="false" fo:min-height="0.3272in" fo:min-width="0.57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fill="none" draw:textarea-horizontal-align="justify" draw:textarea-vertical-align="middle" draw:auto-grow-height="false" fo:min-height="0.2591in" fo:min-width="1.0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fill="none" draw:textarea-horizontal-align="justify" draw:textarea-vertical-align="middle" draw:auto-grow-height="false" fo:min-height="0.589in" fo:min-width="0.6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fill="none" draw:textarea-horizontal-align="justify" draw:textarea-vertical-align="middle" draw:auto-grow-height="false" fo:min-height="0.5252in" fo:min-width="1.0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fill="none" draw:textarea-horizontal-align="justify" draw:textarea-vertical-align="middle" draw:auto-grow-height="false" fo:min-height="0.4307in" fo:min-width="0.9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none" draw:textarea-horizontal-align="justify" draw:textarea-vertical-align="middle" draw:auto-grow-height="false" fo:min-height="0.1602in" fo:min-width="0.0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fill="none" draw:textarea-horizontal-align="justify" draw:textarea-vertical-align="middle" draw:auto-grow-height="false" fo:min-height="0.2709in" fo:min-width="0.9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 style:parent-style-name="Frame">
      <style:graphic-properties draw:fill="none" draw:textarea-horizontal-align="justify" draw:textarea-vertical-align="middle" draw:auto-grow-height="false" fo:min-height="0.3862in" fo:min-width="0.49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1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textarea-horizontal-align="center" draw:textarea-vertical-align="middl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="none" draw:textarea-horizontal-align="justify" draw:textarea-vertical-align="middle" draw:auto-grow-height="false" fo:min-height="0.0575in" fo:min-width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="none" draw:textarea-horizontal-align="justify" draw:textarea-vertical-align="middle" draw:auto-grow-height="false" fo:min-height="0.0854in" fo:min-width="0.0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="none" draw:textarea-horizontal-align="justify" draw:textarea-vertical-align="middle" draw:auto-grow-height="false" fo:min-height="0.0126in" fo:min-width="1.0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fill="none" draw:textarea-horizontal-align="justify" draw:textarea-vertical-align="middle" draw:auto-grow-height="false" fo:min-height="0.0138in" fo:min-width="1.1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fill="none" draw:textarea-horizontal-align="justify" draw:textarea-vertical-align="middle" draw:auto-grow-height="false" fo:min-height="0.3228in" fo:min-width="0.0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textarea-horizontal-align="justify" draw:textarea-vertical-align="middle" draw:auto-grow-height="false" fo:min-height="0.4484in" fo:min-width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fill="none" draw:textarea-horizontal-align="justify" draw:textarea-vertical-align="middle" draw:auto-grow-height="false" fo:min-height="0.2902in" fo:min-width="0.0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fill="none" draw:textarea-horizontal-align="justify" draw:textarea-vertical-align="middle" draw:auto-grow-height="false" fo:min-height="0.2563in" fo:min-width="0.0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fill="none" draw:textarea-horizontal-align="justify" draw:textarea-vertical-align="middle" draw:auto-grow-height="false" fo:min-height="0.2374in" fo:min-width="0.0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fill="none" draw:textarea-horizontal-align="justify" draw:textarea-vertical-align="middle" draw:auto-grow-height="false" fo:min-height="0.1736in" fo:min-width="0.0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fill="none" draw:textarea-horizontal-align="justify" draw:textarea-vertical-align="middle" draw:auto-grow-height="false" fo:min-height="0.0138in" fo:min-width="2.1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fill="none" draw:textarea-horizontal-align="justify" draw:textarea-vertical-align="middle" draw:auto-grow-height="false" fo:min-height="0.3209in" fo:min-width="0.0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fill="none" draw:textarea-horizontal-align="justify" draw:textarea-vertical-align="middle" draw:auto-grow-height="false" fo:min-height="0.1055in" fo:min-width="0.0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fill="none" draw:textarea-horizontal-align="justify" draw:textarea-vertical-align="middle" draw:auto-grow-height="false" fo:min-height="0.0917in" fo:min-width="0.0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fill="none" draw:textarea-horizontal-align="justify" draw:textarea-vertical-align="middle" draw:auto-grow-height="false" fo:min-height="0.0528in" fo:min-width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fill="none" draw:textarea-horizontal-align="justify" draw:textarea-vertical-align="middle" draw:auto-grow-height="false" fo:min-height="0.2055in" fo:min-width="0.0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 style:parent-style-name="Frame">
      <style:graphic-properties draw:fill="none" draw:textarea-horizontal-align="justify" draw:textarea-vertical-align="middle" draw:auto-grow-height="false" fo:min-height="0.2563in" fo:min-width="1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custom-shape text:anchor-type="paragraph" draw:z-index="0" draw:name="Shape 1" draw:style-name="gr2" draw:text-style-name="P10" svg:width="0.678in" svg:height="0.4169in" svg:x="2.05in" svg:y="0.0673in"><text:p text:style-name="P4"><text:span text:style-name="T1">STAR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Flowcha<text:span text:style-name="T3">r</text:span>t</text:p>
      <text:p text:style-name="P1"><draw:custom-shape text:anchor-type="paragraph" draw:z-index="1" draw:name="Shape 2" draw:style-name="gr29" draw:text-style-name="P10" svg:width="1.5941in" svg:height="0.4067in" svg:x="1.4717in" svg:y="0.428in"><text:p text:style-name="P2">Home Page</text:p><text:p text:style-name="P4"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9" draw:name="Shape 3" draw:style-name="gr10" draw:text-style-name="P10" svg:width="0.9795in" svg:height="0.7713in" svg:x="1.9091in" svg:y="0.9382in"><text:p text:style-name="P4"><text:span text:style-name="T1">New User?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33" draw:name="Shape 4" draw:style-name="gr9" draw:text-style-name="P10" svg:width="0.9378in" svg:height="0.2713in" svg:x="1.878in" svg:y="1.8484in"><text:p text:style-name="P4"><text:span text:style-name="T1">LOGIN</text:span></text:p><draw:enhanced-geometry svg:viewBox="0 0 21600 21600" draw:type="rectangle" draw:enhanced-path="M 0 0 L 21600 0 21600 21600 0 21600 0 0 Z N"/></draw:custom-shape><draw:custom-shape text:anchor-type="paragraph" draw:z-index="36" draw:name="Shape 6" draw:style-name="gr6" draw:text-style-name="P10" svg:width="1.6776in" svg:height="0.8335in" svg:x="1.5445in" svg:y="2.4862in"><text:p text:style-name="P2">Allow MAMA CARE to access your current location</text:p><text:p text:style-name="P4"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37" draw:name="Shape 9" draw:style-name="gr4" draw:text-style-name="P10" svg:width="1.6776in" svg:height="0.4106in" svg:x="1.4925in" svg:y="4.0028in"><text:p text:style-name="P7"><text:span text:style-name="T2">Display Facilities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38" draw:name="Shape 10" draw:style-name="gr5" draw:text-style-name="P10" svg:width="1.2488in" svg:height="1.1776in" svg:x="1.8063in" svg:y="4.6839in"><text:p text:style-name="P7"><text:span text:style-name="T2">Book Facility.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39" draw:name="Shape 12" draw:style-name="gr4" draw:text-style-name="P10" svg:width="1.6776in" svg:height="0.4106in" svg:x="1.4402in" svg:y="7.6681in"><text:p text:style-name="P7"><text:span text:style-name="T2">Display Review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40" draw:name="Shape 13" draw:style-name="gr3" draw:text-style-name="P10" svg:width="1.1539in" svg:height="0.6539in" svg:x="1.7764in" svg:y="8.2618in"><text:p text:style-name="P7"><text:span text:style-name="T2">Quit!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41" draw:name="Shape 14" draw:style-name="gr2" draw:text-style-name="P10" svg:width="0.678in" svg:height="0.4169in" svg:x="2.0244in" svg:y="9.1283in"><text:p text:style-name="P7"><text:span text:style-name="T2">STOP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2" draw:name="Vertical line 5" draw:style-name="gr1" draw:text-style-name="P9" svg:x1="3.7654in" svg:y1="2.102in" svg:x2="3.7654in" svg:y2="2.2311in"><text:p/></draw:line><draw:line text:anchor-type="paragraph" draw:z-index="42" draw:name="Line 4" draw:style-name="gr1" draw:text-style-name="P9" svg:x1="2.3445in" svg:y1="8.9154in" svg:x2="2.3488in" svg:y2="9.1287in"><text:p/></draw:line><draw:custom-shape text:anchor-type="paragraph" draw:z-index="34" draw:name="Shape 15" draw:style-name="gr8" draw:text-style-name="P10" svg:width="0.0213in" svg:height="0.1835in" svg:x="2.3484in" svg:y="8.078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" draw:name="Shape 17" draw:style-name="gr28" draw:text-style-name="P10" svg:width="0.0213in" svg:height="0.235in" svg:x="2.3445in" svg:y="8.915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" draw:name="Shape 18" draw:style-name="gr27" draw:text-style-name="P10" svg:width="0.0268in" svg:height="0.0661in" svg:x="2.3827in" svg:y="0.3618in"><text:p/><draw:enhanced-geometry svg:viewBox="0 0 21600 21600" draw:mirror-horizontal="false" draw:mirror-vertical="false" draw:text-areas="?f0 0 ?f2 ?f5" draw:type="down-arrow" draw:modifiers="15784.6153846154 2592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" draw:name="Shape 19" draw:style-name="gr26" draw:text-style-name="P10" svg:width="0.0213in" svg:height="0.1043in" svg:x="2.3945in" svg:y="0.833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" draw:name="Shape 20" draw:style-name="gr25" draw:text-style-name="P10" svg:width="0.0087in" svg:height="0.1205in" svg:x="2.3984in" svg:y="1.709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" draw:name="Shape 21" draw:style-name="gr24" draw:text-style-name="P10" svg:width="0.0213in" svg:height="0.3669in" svg:x="2.4193in" svg:y="2.119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Shape 22" draw:style-name="gr8" draw:text-style-name="P10" svg:width="0.0213in" svg:height="0.1831in" svg:x="2.4319in" svg:y="3.319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Shape 23" draw:style-name="gr22" draw:text-style-name="P10" svg:width="0.0213in" svg:height="0.198in" svg:x="2.3984in" svg:y="3.772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name="Shape 24" draw:style-name="gr21" draw:text-style-name="P10" svg:width="0.0252in" svg:height="0.2713in" svg:x="2.4217in" svg:y="4.413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" draw:name="Shape 25" draw:style-name="gr20" draw:text-style-name="P10" svg:width="0.0504in" svg:height="0.2925in" svg:x="2.4071in" svg:y="5.861in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name="Shape 26" draw:style-name="gr19" draw:text-style-name="P10" svg:width="0.0213in" svg:height="0.3315in" svg:x="2.4154in" svg:y="6.583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name="Shape 27" draw:style-name="gr18" svg:width="0.013in" svg:height="0.513in" svg:x="3.7528in" svg:y="1.318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5" draw:name="Shape 16" draw:style-name="gr17" draw:text-style-name="P10" svg:width="0.0213in" svg:height="0.3232in" svg:x="2.3819in" svg:y="7.3453in"><text:p/><draw:enhanced-geometry svg:viewBox="0 0 21600 21600" draw:mirror-horizontal="false" draw:mirror-vertical="false" draw:text-areas="?f0 0 ?f2 ?f5" draw:type="down-arrow" draw:modifiers="14832.618025751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6" draw:name="Shape 28" draw:style-name="gr16" draw:text-style-name="P10" svg:width="1.3252in" svg:height="0.0276in" svg:x="2.4402in" svg:y="2.2311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7" draw:name="Shape 29" draw:style-name="gr15" draw:text-style-name="P10" svg:width="1.1713in" svg:height="0.0252in" svg:x="1.1693in" svg:y="0.312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18" draw:name="Line 1" draw:style-name="gr1" draw:text-style-name="P9" svg:x1="1.1693in" svg:y1="5.2465in" svg:x2="1.1693in" svg:y2="0.3374in"><text:p/></draw:line><draw:line text:anchor-type="paragraph" draw:z-index="19" draw:name="Line 2" draw:style-name="gr1" draw:text-style-name="P9" svg:x1="1.8059in" svg:y1="5.2465in" svg:x2="1.1693in" svg:y2="5.2465in"><text:p/></draw:line><draw:custom-shape text:anchor-type="paragraph" draw:z-index="8" draw:name="Shape 30" draw:style-name="gr23" draw:text-style-name="P10" svg:width="2.4142in" svg:height="0.0268in" svg:x="2.448in" svg:y="0.3126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0" draw:name="Shape 31" draw:style-name="gr14" draw:text-style-name="P12" svg:width="0.115in" svg:height="0.1205in" svg:x="2.3398in" svg:y="0.2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 32" draw:style-name="gr13" draw:text-style-name="P10" svg:width="0.0268in" svg:height="0.0724in" svg:x="2.3827in" svg:y="0.1646in"><text:p/><draw:enhanced-geometry svg:viewBox="0 0 21600 21600" draw:mirror-horizontal="false" draw:mirror-vertical="false" draw:text-areas="?f0 0 ?f2 ?f5" draw:type="down-arrow" draw:modifiers="15784.6153846154 2592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22" draw:name="Line 3" draw:style-name="gr1" draw:text-style-name="P9" svg:x1="2.9299in" svg:y1="8.5878in" svg:x2="4.9091in" svg:y2="8.5752in"><text:p/></draw:line><draw:line text:anchor-type="paragraph" draw:z-index="23" draw:name="Line 5" draw:style-name="gr1" draw:text-style-name="P9" svg:x1="4.8618in" svg:y1="0.3126in" svg:x2="4.9091in" svg:y2="8.5752in"><text:p/></draw:line><draw:line text:anchor-type="paragraph" draw:z-index="24" draw:name="Horizontal line 1" draw:style-name="gr12" draw:text-style-name="P9" svg:x1="2.8874in" svg:y1="1.3189in" svg:x2="3.752in" svg:y2="1.3189in"><text:p/></draw:line><draw:frame text:anchor-type="paragraph" draw:z-index="25" draw:name="Text Frame 1" draw:style-name="gr11" draw:text-style-name="P11" svg:width="0.6567in" svg:height="0.1295in" svg:x="2.9736in" svg:y="1.1898in"><draw:text-box><text:p><text:span text:style-name="T4">YES</text:span></text:p></draw:text-box></draw:frame><draw:frame text:anchor-type="paragraph" draw:z-index="26" draw:name="Text Frame 4" draw:style-name="gr11" draw:text-style-name="P11" svg:width="0.6567in" svg:height="0.1295in" svg:x="1.3752in" svg:y="5.1173in"><draw:text-box><text:p><text:span text:style-name="T4">YES</text:span></text:p></draw:text-box></draw:frame><draw:frame text:anchor-type="paragraph" draw:z-index="27" draw:name="Text Frame 5" draw:style-name="gr11" draw:text-style-name="P11" svg:width="0.6567in" svg:height="0.1295in" svg:x="2.2319in" svg:y="1.7091in"><draw:text-box><text:p><text:span text:style-name="T4">NO</text:span></text:p></draw:text-box></draw:frame><draw:frame text:anchor-type="paragraph" draw:z-index="28" draw:name="Text Frame 6" draw:style-name="gr11" draw:text-style-name="P11" svg:width="0.6567in" svg:height="0.1295in" svg:x="2.198in" svg:y="5.9291in"><draw:text-box><text:p><text:span text:style-name="T4">YES</text:span></text:p></draw:text-box></draw:frame><draw:custom-shape text:anchor-type="paragraph" draw:z-index="4" draw:name="Shape 5" draw:style-name="gr9" draw:text-style-name="P10" svg:width="0.9378in" svg:height="0.2713in" svg:x="3.261in" svg:y="1.8457in"><text:p text:style-name="P4"><text:span text:style-name="T1">REGISTER</text:span></text:p><draw:enhanced-geometry svg:viewBox="0 0 21600 21600" draw:type="rectangle" draw:enhanced-path="M 0 0 L 21600 0 21600 21600 0 21600 0 0 Z N"/></draw:custom-shape><draw:custom-shape text:anchor-type="paragraph" draw:z-index="30" draw:name="Shape 7" draw:style-name="gr9" draw:text-style-name="P10" svg:width="0.9378in" svg:height="0.2713in" svg:x="1.9429in" svg:y="3.5063in"><text:p text:style-name="P4"><text:span text:style-name="T1">Locate Facilities.</text:span></text:p><draw:enhanced-geometry svg:viewBox="0 0 21600 21600" draw:type="rectangle" draw:enhanced-path="M 0 0 L 21600 0 21600 21600 0 21600 0 0 Z N"/></draw:custom-shape><draw:custom-shape text:anchor-type="paragraph" draw:z-index="31" draw:name="Shape 8" draw:style-name="gr7" draw:text-style-name="P10" svg:width="0.9378in" svg:height="0.4307in" svg:x="1.9307in" svg:y="6.9154in"><text:p text:style-name="P3">1. Hospital</text:p><text:p text:style-name="P8"><text:span text:style-name="T2">2. Ambulance</text:span></text:p><draw:enhanced-geometry svg:viewBox="0 0 21600 21600" draw:type="rectangle" draw:enhanced-path="M 0 0 L 21600 0 21600 21600 0 21600 0 0 Z N"/></draw:custom-shape><draw:custom-shape text:anchor-type="paragraph" draw:z-index="35" draw:name="Shape 11" draw:style-name="gr7" draw:text-style-name="P10" svg:width="0.9378in" svg:height="0.4307in" svg:x="1.9819in" svg:y="6.1555in"><text:p text:style-name="P8"><text:span text:style-name="T2">Process Payment.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6:11:18.814967031</meta:creation-date>
    <dc:date>2022-10-27T23:13:26.395032203</dc:date>
    <meta:editing-duration>PT7M59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1" meta:paragraph-count="16" meta:word-count="32" meta:character-count="204" meta:non-whitespace-character-count="188"/>
  </office:meta>
</office:document-meta>
</file>